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6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8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2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7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19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24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P1" style:family="paragraph">
      <style:paragraph-properties fo:margin-left="0cm" fo:margin-right="0cm" fo:margin-top="0.2cm" fo:margin-bottom="0.2cm" fo:line-height="100%" fo:text-align="center" fo:text-indent="0cm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cm" fo:margin-bottom="0.4cm" fo:line-height="100%" fo:text-align="center" fo:text-indent="0cm"/>
    </style:style>
    <style:style style:name="P6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7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5" draw:id="id5" draw:layer="layout" svg:width="1.905cm" svg:height="1.42cm" svg:x="1cm" svg:y="12.28cm">
          <draw:text-box>
            <text:p text:style-name="P1"><text:span text:style-name="T1">Knöpfe</text:span></text:p>
          </draw:text-box>
        </draw:frame>
        <draw:custom-shape draw:style-name="gr2" draw:text-style-name="P4" xml:id="id1" draw:id="id1" draw:layer="layout" svg:width="4.445cm" svg:height="3.175cm" svg:x="5.445cm" svg:y="8.62cm">
          <text:p text:style-name="P3"><text:span text:style-name="T2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2.54cm" svg:height="1.27cm" svg:x="8.62cm" svg:y="7.35cm">
          <text:p text:style-name="P3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3" xml:id="id4" draw:id="id4" draw:layer="layout" svg:width="1.269cm" svg:height="-0.001cm" draw:transform="rotate (-1.57079632679579) translate (4.175cm 12.43cm)" svg:viewBox="0 0 1270 0" draw:points="0,0 635,0 1270,0">
          <text:p/>
        </draw:polyline>
        <draw:custom-shape draw:style-name="gr2" draw:text-style-name="P4" xml:id="id13" draw:id="id13" draw:layer="layout" svg:width="4.445cm" svg:height="3.175cm" svg:x="12.43cm" svg:y="8.62cm">
          <text:p text:style-name="P3"><text:span text:style-name="T2">Zentrale Kontro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xml:id="id3" draw:id="id3" draw:layer="layout" svg:width="1.905cm" svg:height="1.27cm" svg:x="1cm" svg:y="9.89cm">
          <draw:text-box>
            <text:p text:style-name="P5"><text:span text:style-name="T1">Anzeige</text:span></text:p>
          </draw:text-box>
        </draw:frame>
        <draw:custom-shape draw:style-name="gr3" draw:text-style-name="P4" xml:id="id6" draw:id="id6" draw:layer="layout" svg:width="2.54cm" svg:height="1.27cm" svg:x="7.985cm" svg:y="18.73cm">
          <text:p text:style-name="P3"><text:span text:style-name="T2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3" draw:layer="layout" svg:width="2.007cm" svg:height="1.204cm" draw:transform="rotate (-0.321664181143681) translate (11.590401286735cm 5.49863164137308cm)" svg:viewBox="0 0 2008 1205" draw:points="0,602 201,1205 579,1089 1153,887 2008,602 1807,0">
          <text:p/>
        </draw:polyline>
        <draw:frame draw:style-name="gr7" draw:text-style-name="P4" xml:id="id18" draw:id="id18" draw:layer="layout" svg:width="3.175cm" svg:height="0.64cm" svg:x="10.615cm" svg:y="6.705cm">
          <draw:text-box>
            <text:p text:style-name="P3"><text:span text:style-name="T2">Statistikdaten</text:span></text:p>
          </draw:text-box>
        </draw:frame>
        <draw:frame draw:style-name="gr8" draw:text-style-name="P2" xml:id="id20" draw:id="id20" draw:layer="layout" svg:width="2.54cm" svg:height="1.27cm" svg:x="20.05cm" svg:y="1.77cm">
          <draw:text-box>
            <text:p text:style-name="P5"><text:span text:style-name="T1">Terminal</text:span></text:p>
          </draw:text-box>
        </draw:frame>
        <draw:connector draw:style-name="gr9" draw:text-style-name="P3" draw:layer="layout" draw:type="curve" svg:x1="5.445cm" svg:y1="10.207cm" svg:x2="4.175cm" svg:y2="10.525cm" draw:start-shape="id1" draw:end-shape="id2" draw:end-glue-point="1" svg:d="m5445 10207c-820 0-186 318-1270 318">
          <text:p/>
        </draw:connector>
        <draw:connector draw:style-name="gr9" draw:text-style-name="P3" draw:layer="layout" draw:type="curve" svg:x1="4.175cm" svg:y1="10.525cm" svg:x2="2.905cm" svg:y2="10.525cm" draw:start-shape="id2" draw:start-glue-point="1" draw:end-shape="id3" svg:d="m4175 10525h-1270">
          <text:p/>
        </draw:connector>
        <draw:connector draw:style-name="gr9" draw:text-style-name="P3" draw:layer="layout" draw:type="curve" svg:x1="4.175cm" svg:y1="13.065cm" svg:x2="7.668cm" svg:y2="11.795cm" draw:start-shape="id4" draw:start-glue-point="1" draw:end-shape="id1" draw:end-glue-point="8" svg:d="m4175 13065c2329 0 3493-423 3493-1270">
          <text:p/>
        </draw:connector>
        <draw:connector draw:style-name="gr9" draw:text-style-name="P3" draw:layer="layout" draw:type="curve" svg:x1="2.905cm" svg:y1="12.99cm" svg:x2="4.175cm" svg:y2="13.065cm" draw:start-shape="id5" draw:start-glue-point="1" draw:end-shape="id4" draw:end-glue-point="1" svg:d="m2905 12990c822 0 187 75 1270 75">
          <text:p/>
        </draw:connector>
        <draw:polyline draw:name="blah" draw:style-name="gr4" draw:text-style-name="P3" xml:id="id2" draw:id="id2" draw:layer="layout" svg:width="1.269cm" svg:height="-0.001cm" draw:transform="rotate (-1.57079632679579) translate (4.175cm 9.89cm)" svg:viewBox="0 0 1270 0" draw:points="0,0 635,0 1270,0">
          <svg:title>blah</svg:title>
          <svg:desc>blue</svg:desc>
          <text:p/>
        </draw:polyline>
        <draw:custom-shape draw:style-name="gr10" draw:text-style-name="P4" xml:id="id19" draw:id="id19" draw:layer="layout" svg:width="3.81cm" svg:height="2.54cm" svg:x="9.89cm" svg:y="1.635cm">
          <text:p text:style-name="P6">Wart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54cm" svg:height="1.27cm" svg:x="13.065cm" svg:y="18.78cm">
          <text:p text:style-name="P3"><text:span text:style-name="T2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3" draw:layer="layout" svg:width="2.007cm" svg:height="1.204cm" draw:transform="rotate (-0.321664181143681) translate (14.6114012867351cm 4.24863164137307cm)" svg:viewBox="0 0 2008 1205" draw:points="0,602 201,1205 1153,887 2008,602 1807,0">
          <text:p/>
        </draw:polyline>
        <draw:frame draw:style-name="gr11" draw:text-style-name="P4" xml:id="id44" draw:id="id44" draw:layer="layout" svg:width="3.81cm" svg:height="0.64cm" svg:x="13.7cm" svg:y="5.435cm">
          <draw:text-box>
            <text:p text:style-name="P3"><text:span text:style-name="T2">Betriebsparameter</text:span></text:p>
          </draw:text-box>
        </draw:frame>
        <draw:frame draw:style-name="gr11" draw:text-style-name="P4" draw:layer="layout" svg:width="3.175cm" svg:height="1.029cm" svg:x="9.255cm" svg:y="13.065cm">
          <draw:text-box>
            <text:p text:style-name="P3"><text:span text:style-name="T2">Hauptparameter</text:span></text:p>
            <text:p text:style-name="P3"><text:span text:style-name="T2"/></text:p>
          </draw:text-box>
        </draw:frame>
        <draw:polyline draw:style-name="gr6" draw:text-style-name="P3" draw:layer="layout" svg:width="2.007cm" svg:height="1.204cm" draw:transform="rotate (-0.321664181143681) translate (14.075401286735cm 12.493631641373cm)" svg:viewBox="0 0 2008 1205" draw:points="0,602 201,1205 1153,887 2008,602 1807,0">
          <text:p/>
        </draw:polyline>
        <draw:frame draw:style-name="gr11" draw:text-style-name="P4" xml:id="id15" draw:id="id15" draw:layer="layout" svg:width="2.54cm" svg:height="1.029cm" svg:x="13.7cm" svg:y="13.7cm">
          <draw:text-box>
            <text:p text:style-name="P3"><text:span text:style-name="T2">Produkte-definitionen</text:span></text:p>
          </draw:text-box>
        </draw:frame>
        <draw:polyline draw:style-name="gr12" draw:text-style-name="P3" xml:id="id14" draw:id="id14" draw:layer="layout" svg:width="2.007cm" svg:height="1.204cm" draw:transform="rotate (-0.321664181143681) translate (10.080401286735cm 11.858631641373cm)" svg:viewBox="0 0 2008 1205" draw:points="0,602 201,1205 1153,887 2008,602 1807,0">
          <text:p/>
        </draw:polyline>
        <draw:polyline draw:style-name="gr13" draw:text-style-name="P3" draw:layer="layout" svg:width="2.007cm" svg:height="1.204cm" draw:transform="rotate (-0.321664181143681) translate (5.39040128673515cm 18.198631641373cm)" svg:viewBox="0 0 2008 1205" draw:points="0,602 201,1205 1153,887 2008,602 1807,0">
          <text:p/>
        </draw:polyline>
        <draw:frame draw:style-name="gr11" draw:text-style-name="P4" xml:id="id7" draw:id="id7" draw:layer="layout" svg:width="1.905cm" svg:height="0.64cm" svg:x="5.445cm" svg:y="19.405cm">
          <draw:text-box>
            <text:p text:style-name="P3"><text:span text:style-name="T2">Zeit</text:span></text:p>
          </draw:text-box>
        </draw:frame>
        <draw:polyline draw:style-name="gr6" draw:text-style-name="P3" xml:id="id12" draw:id="id12" draw:layer="layout" svg:width="2.007cm" svg:height="1.204cm" draw:transform="rotate (-0.321664181143681) translate (5.39140128673514cm 18.199631641373cm)" svg:viewBox="0 0 2008 1205" draw:points="0,602 201,1205 1153,887 2008,602 1807,0">
          <text:p/>
        </draw:polyline>
        <draw:connector draw:style-name="gr9" draw:text-style-name="P3" draw:layer="layout" draw:type="curve" svg:x1="9.255cm" svg:y1="18.73cm" svg:x2="6.397cm" svg:y2="19.405cm" draw:start-shape="id6" draw:start-glue-point="4" draw:end-shape="id7" draw:end-glue-point="0" svg:d="m9255 18730c0-751-2858-1089-2858 675">
          <text:p/>
        </draw:connector>
        <draw:polyline draw:style-name="gr4" draw:text-style-name="P3" xml:id="id8" draw:id="id8" draw:layer="layout" svg:width="1.269cm" svg:height="-0.001cm" draw:transform="rotate (-1.57079632679579) translate (11.795cm 18.78cm)" svg:viewBox="0 0 1270 0" draw:points="0,0 635,0 1270,0">
          <text:p/>
        </draw:polyline>
        <draw:connector draw:style-name="gr9" draw:text-style-name="P3" draw:layer="layout" draw:type="curve" svg:x1="10.525cm" svg:y1="19.365cm" svg:x2="11.795cm" svg:y2="19.415cm" draw:start-shape="id6" draw:start-glue-point="10" draw:end-shape="id8" draw:end-glue-point="1" svg:d="m10525 19365c822 0 187 50 1270 50">
          <text:p/>
        </draw:connector>
        <draw:connector draw:style-name="gr9" draw:text-style-name="P3" draw:layer="layout" draw:type="curve" svg:x1="11.795cm" svg:y1="19.415cm" svg:x2="13.065cm" svg:y2="19.415cm" draw:start-shape="id8" draw:start-glue-point="1" draw:end-shape="id9" draw:end-glue-point="6" svg:d="m11795 19415h1270">
          <text:p/>
        </draw:connector>
        <draw:line draw:style-name="gr14" draw:text-style-name="P3" draw:layer="layout" svg:x1="11.795cm" svg:y1="19.415cm" svg:x2="11.795cm" svg:y2="20.05cm">
          <text:p/>
        </draw:line>
        <draw:polyline draw:style-name="gr14" draw:text-style-name="P3" xml:id="id10" draw:id="id10" draw:layer="layout" svg:width="1.269cm" svg:height="0cm" svg:x="13.7cm" svg:y="17.51cm" svg:viewBox="0 0 1270 0" draw:points="1270,0 635,0 0,0">
          <text:p/>
        </draw:polyline>
        <draw:custom-shape draw:style-name="gr3" draw:text-style-name="P4" xml:id="id11" draw:id="id11" draw:layer="layout" svg:width="0.635cm" svg:height="0.635cm" svg:x="14.001cm" svg:y="15.605cm">
          <text:p text:style-name="P3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4.335cm" svg:y1="18.78cm" svg:x2="14.335cm" svg:y2="17.51cm" draw:start-shape="id9" draw:start-glue-point="4" draw:end-shape="id10" draw:end-glue-point="0" svg:d="m14335 18780v-1270">
          <text:p/>
        </draw:connector>
        <draw:connector draw:style-name="gr9" draw:text-style-name="P3" draw:layer="layout" draw:type="curve" svg:x1="14.335cm" svg:y1="17.51cm" svg:x2="14.319cm" svg:y2="16.24cm" draw:start-shape="id10" draw:start-glue-point="0" draw:end-shape="id11" draw:end-glue-point="8" svg:d="m14335 17510c0-1063-16-429-16-1270">
          <text:p/>
        </draw:connector>
        <draw:connector draw:style-name="gr9" draw:text-style-name="P3" draw:layer="layout" draw:type="curve" draw:line-skew="-3.848cm" svg:x1="6.153cm" svg:y1="19.406cm" svg:x2="13.081cm" svg:y2="11.33cm" draw:start-shape="id12" draw:start-glue-point="2" draw:end-shape="id13" draw:end-glue-point="7" svg:d="m6153 19406c0-4944 6928-906 6928-8076">
          <text:p/>
        </draw:connector>
        <draw:connector draw:style-name="gr9" draw:text-style-name="P3" draw:layer="layout" draw:type="curve" draw:line-skew="-1.261cm" svg:x1="10.842cm" svg:y1="13.065cm" svg:x2="13.081cm" svg:y2="11.33cm" draw:start-shape="id14" draw:start-glue-point="2" draw:end-shape="id13" draw:end-glue-point="7" svg:d="m10842 13065c0-1063 2239-196 2239-1735">
          <text:p/>
        </draw:connector>
        <draw:connector draw:style-name="gr9" draw:text-style-name="P3" draw:layer="layout" draw:type="curve" svg:x1="14.97cm" svg:y1="13.7cm" svg:x2="14.652cm" svg:y2="11.795cm" draw:start-shape="id15" draw:start-glue-point="0" draw:end-shape="id13" svg:d="m14970 13700c0-1428-318-476-318-1905">
          <text:p/>
        </draw:connector>
        <draw:polyline draw:style-name="gr4" draw:text-style-name="P3" xml:id="id17" draw:id="id17" draw:layer="layout" svg:width="1.269cm" svg:height="-0.001cm" draw:transform="rotate (-1.57079632679579) translate (11.795cm 8.62cm)" svg:viewBox="0 0 1270 0" draw:points="0,0 635,0 1270,0">
          <text:p/>
        </draw:polyline>
        <draw:connector draw:style-name="gr9" draw:text-style-name="P3" draw:layer="layout" draw:type="curve" svg:x1="9.89cm" svg:y1="8.62cm" svg:x2="11.795cm" svg:y2="9.255cm" draw:start-shape="id16" draw:start-glue-point="8" draw:end-shape="id17" draw:end-glue-point="1" svg:d="m9890 8620c0 424 635 635 1905 635">
          <text:p/>
        </draw:connector>
        <draw:connector draw:style-name="gr9" draw:text-style-name="P3" draw:layer="layout" draw:type="curve" draw:line-skew="1.173cm" svg:x1="11.795cm" svg:y1="9.255cm" svg:x2="12.43cm" svg:y2="10.208cm" draw:start-shape="id17" draw:start-glue-point="1" draw:end-shape="id13" draw:end-glue-point="6" svg:d="m11795 9255c745 0 428 953 635 953">
          <text:p/>
        </draw:connector>
        <draw:connector draw:style-name="gr9" draw:text-style-name="P3" draw:layer="layout" draw:type="curve" svg:x1="12.202cm" svg:y1="6.705cm" svg:x2="11.795cm" svg:y2="4.175cm" draw:start-shape="id18" draw:start-glue-point="0" draw:end-shape="id19" draw:end-glue-point="8" svg:d="m12202 6705c0-1896-407-631-407-2530">
          <text:p/>
        </draw:connector>
        <draw:connector draw:style-name="gr9" draw:text-style-name="P3" draw:layer="layout" draw:type="curve" svg:x1="12.202cm" svg:y1="6.705cm" svg:x2="7.668cm" svg:y2="8.62cm" draw:start-shape="id18" draw:start-glue-point="0" draw:end-shape="id1" draw:end-glue-point="4" svg:d="m12202 6705c0-750-4534-1707-4534 1915">
          <text:p/>
        </draw:connector>
        <draw:polyline draw:name="blah" draw:style-name="gr4" draw:text-style-name="P3" xml:id="id21" draw:id="id21" draw:layer="layout" svg:width="1.269cm" svg:height="-0.001cm" draw:transform="rotate (-1.57079632679579) translate (17.51cm 1.77cm)" svg:viewBox="0 0 1270 0" draw:points="0,0 635,0 1270,0">
          <svg:title>blah</svg:title>
          <svg:desc>blue</svg:desc>
          <text:p/>
        </draw:polyline>
        <draw:connector draw:style-name="gr15" draw:text-style-name="P3" draw:layer="layout" draw:type="curve" svg:x1="20.05cm" svg:y1="2.405cm" svg:x2="17.51cm" svg:y2="2.405cm" draw:start-shape="id20" draw:end-shape="id21" draw:end-glue-point="1" svg:d="m20050 2405h-2540">
          <text:p/>
        </draw:connector>
        <draw:connector draw:style-name="gr15" draw:text-style-name="P3" draw:layer="layout" draw:type="curve" draw:line-skew="1.162cm" svg:x1="17.51cm" svg:y1="2.405cm" svg:x2="13.142cm" svg:y2="2.007cm" draw:start-shape="id21" draw:start-glue-point="1" draw:end-shape="id19" draw:end-glue-point="11" svg:d="m17510 2405c0-163-4368 35-4368-398">
          <text:p/>
        </draw:connector>
        <draw:polyline draw:style-name="gr4" draw:text-style-name="P3" draw:layer="layout" svg:width="1.269cm" svg:height="0cm" svg:x="13.7cm" svg:y="17.51cm" svg:viewBox="0 0 1270 0" draw:points="1270,0 635,0 0,0">
          <text:p/>
        </draw:polyline>
        <draw:custom-shape draw:style-name="gr3" draw:text-style-name="P4" xml:id="id43" draw:id="id43" draw:layer="layout" svg:width="0.635cm" svg:height="0.635cm" svg:x="13.065cm" svg:y="13.065cm">
          <text:p text:style-name="P3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xml:id="id22" draw:id="id22" draw:layer="layout" svg:width="3.175cm" svg:height="1.27cm" svg:x="24.19cm" svg:y="4.11cm">
          <draw:text-box>
            <text:p text:style-name="P5"><text:span text:style-name="T1">Niveau-Kontrolle</text:span></text:p>
          </draw:text-box>
        </draw:frame>
        <draw:polyline draw:style-name="gr4" draw:text-style-name="P3" xml:id="id23" draw:id="id23" draw:layer="layout" svg:width="1.269cm" svg:height="-0.001cm" draw:transform="rotate (-1.57079632679579) translate (22.285cm 4.11cm)" svg:viewBox="0 0 1270 0" draw:points="0,0 635,0 1270,0">
          <text:p/>
        </draw:polyline>
        <draw:connector draw:style-name="gr9" draw:text-style-name="P3" draw:layer="layout" draw:type="curve" svg:x1="24.19cm" svg:y1="4.745cm" svg:x2="22.285cm" svg:y2="4.745cm" draw:start-shape="id22" draw:start-glue-point="3" draw:end-shape="id23" draw:end-glue-point="1" svg:d="m24190 4745h-1905">
          <text:p/>
        </draw:connector>
        <draw:connector draw:style-name="gr9" draw:text-style-name="P3" draw:layer="layout" draw:type="curve" svg:x1="22.285cm" svg:y1="4.745cm" svg:x2="14.653cm" svg:y2="8.62cm" draw:start-shape="id23" draw:start-glue-point="1" draw:end-shape="id13" draw:end-glue-point="4" svg:d="m22285 4745c0 3391-7632 1454-7632 3875">
          <text:p/>
        </draw:connector>
        <draw:frame draw:style-name="gr17" draw:text-style-name="P7" xml:id="id28" draw:id="id28" draw:layer="layout" svg:width="3.175cm" svg:height="0.64cm" svg:x="25.525cm" svg:y="7.343cm">
          <draw:text-box>
            <text:p text:style-name="P5"><text:span text:style-name="T1">Wasserpumpe</text:span></text:p>
          </draw:text-box>
        </draw:frame>
        <draw:polyline draw:style-name="gr4" draw:text-style-name="P3" xml:id="id37" draw:id="id37" draw:layer="layout" svg:width="1.269cm" svg:height="-0.001cm" draw:transform="rotate (-1.57079632679579) translate (19.415cm 11.16cm)" svg:viewBox="0 0 1270 0" draw:points="0,0 635,0 1270,0">
          <text:p/>
        </draw:polyline>
        <draw:polyline draw:style-name="gr4" draw:text-style-name="P3" xml:id="id24" draw:id="id24" draw:layer="layout" svg:width="1.269cm" svg:height="-0.001cm" draw:transform="rotate (-1.57079632679579) translate (18.78cm 7.35cm)" svg:viewBox="0 0 1270 0" draw:points="0,0 635,0 1270,0">
          <text:p/>
        </draw:polyline>
        <draw:polyline draw:style-name="gr4" draw:text-style-name="P3" xml:id="id26" draw:id="id26" draw:layer="layout" svg:width="1.269cm" svg:height="-0.001cm" draw:transform="rotate (-1.57079632679579) translate (18.78cm 9.255cm)" svg:viewBox="0 0 1270 0" draw:points="0,0 635,0 1270,0">
          <text:p/>
        </draw:polyline>
        <draw:polyline draw:style-name="gr4" draw:text-style-name="P3" xml:id="id30" draw:id="id30" draw:layer="layout" svg:width="1.269cm" svg:height="-0.001cm" draw:transform="rotate (-1.57079632679579) translate (24.495cm 8.62cm)" svg:viewBox="0 0 1270 0" draw:points="0,0 635,0 1270,0">
          <text:p/>
        </draw:polyline>
        <draw:polyline draw:style-name="gr4" draw:text-style-name="P3" xml:id="id31" draw:id="id31" draw:layer="layout" svg:width="1.269cm" svg:height="-0.001cm" draw:transform="rotate (-1.57079632679579) translate (23.86cm 9.89cm)" svg:viewBox="0 0 1270 0" draw:points="0,0 635,0 1270,0">
          <text:p/>
        </draw:polyline>
        <draw:polyline draw:style-name="gr4" draw:text-style-name="P3" xml:id="id34" draw:id="id34" draw:layer="layout" svg:width="1.269cm" svg:height="-0.001cm" draw:transform="rotate (-1.57079632679579) translate (24.495cm 11.16cm)" svg:viewBox="0 0 1270 0" draw:points="0,0 635,0 1270,0">
          <text:p/>
        </draw:polyline>
        <draw:polyline draw:style-name="gr4" draw:text-style-name="P3" xml:id="id27" draw:id="id27" draw:layer="layout" svg:width="1.269cm" svg:height="-0.001cm" draw:transform="rotate (-1.57079632679579) translate (23.86cm 7.35cm)" svg:viewBox="0 0 1270 0" draw:points="0,0 635,0 1270,0">
          <text:p/>
        </draw:polyline>
        <draw:custom-shape draw:style-name="gr3" draw:text-style-name="P4" xml:id="id25" draw:id="id25" draw:layer="layout" svg:width="2.54cm" svg:height="1.27cm" svg:x="20.685cm" svg:y="8.62cm">
          <text:p text:style-name="P3"><text:span text:style-name="T2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224cm" svg:y1="9.085cm" svg:x2="18.78cm" svg:y2="7.985cm" draw:start-shape="id13" draw:start-glue-point="11" draw:end-shape="id24" draw:end-glue-point="1" svg:d="m16224 9085c0-734 852-1100 2556-1100">
          <text:p/>
        </draw:connector>
        <draw:connector draw:style-name="gr9" draw:text-style-name="P3" draw:layer="layout" draw:type="curve" svg:x1="18.78cm" svg:y1="7.985cm" svg:x2="21.057cm" svg:y2="8.806cm" draw:start-shape="id24" draw:start-glue-point="1" draw:end-shape="id25" draw:end-glue-point="5" svg:d="m18780 7985c1518 0 2277 273 2277 821">
          <text:p/>
        </draw:connector>
        <draw:connector draw:style-name="gr9" draw:text-style-name="P3" draw:layer="layout" draw:type="curve" draw:line-skew="-1.134cm" svg:x1="21.057cm" svg:y1="9.704cm" svg:x2="18.78cm" svg:y2="9.89cm" draw:start-shape="id25" draw:start-glue-point="7" draw:end-shape="id26" draw:end-glue-point="1" svg:d="m21057 9704c0 301-2277 208-2277 186">
          <text:p/>
        </draw:connector>
        <draw:connector draw:style-name="gr9" draw:text-style-name="P3" draw:layer="layout" draw:type="curve" draw:line-skew="1.187cm" svg:x1="18.78cm" svg:y1="9.89cm" svg:x2="16.224cm" svg:y2="9.085cm" draw:start-shape="id26" draw:start-glue-point="1" draw:end-shape="id13" draw:end-glue-point="11" svg:d="m18780 9890c0-877-2556-475-2556-805">
          <text:p/>
        </draw:connector>
        <draw:frame draw:style-name="gr18" draw:text-style-name="P7" xml:id="id29" draw:id="id29" draw:layer="layout" svg:width="3.175cm" svg:height="1.029cm" svg:x="25.525cm" svg:y="8.428cm">
          <draw:text-box>
            <text:p text:style-name="P5"><text:span text:style-name="T1">Durchfluss-messer</text:span></text:p>
          </draw:text-box>
        </draw:frame>
        <draw:frame draw:style-name="gr19" draw:text-style-name="P7" xml:id="id32" draw:id="id32" draw:layer="layout" svg:width="3.175cm" svg:height="1.029cm" svg:x="25.525cm" svg:y="9.895cm">
          <draw:text-box>
            <text:p text:style-name="P5"><text:span text:style-name="T1">Durchlauf-erhitzer</text:span></text:p>
          </draw:text-box>
        </draw:frame>
        <draw:frame draw:style-name="gr20" draw:text-style-name="P7" xml:id="id33" draw:id="id33" draw:layer="layout" svg:width="3.175cm" svg:height="1.029cm" svg:x="25.525cm" svg:y="11.396cm">
          <draw:text-box>
            <text:p text:style-name="P5"><text:span text:style-name="T1">Temperatur-Sensor</text:span></text:p>
          </draw:text-box>
        </draw:frame>
        <draw:connector draw:style-name="gr9" draw:text-style-name="P3" draw:layer="layout" draw:type="curve" svg:x1="23.86cm" svg:y1="7.985cm" svg:x2="25.525cm" svg:y2="7.662cm" draw:start-shape="id27" draw:start-glue-point="1" draw:end-shape="id28" draw:end-glue-point="3" svg:d="m23860 7985c1381 0 549-323 1665-323">
          <text:p/>
        </draw:connector>
        <draw:connector draw:style-name="gr9" draw:text-style-name="P3" draw:layer="layout" draw:type="curve" svg:x1="22.853cm" svg:y1="8.806cm" svg:x2="23.86cm" svg:y2="7.985cm" draw:start-shape="id25" draw:start-glue-point="11" draw:end-shape="id27" draw:end-glue-point="1" svg:d="m22853 8806c0-548 335-821 1007-821">
          <text:p/>
        </draw:connector>
        <draw:connector draw:style-name="gr9" draw:text-style-name="P3" draw:layer="layout" draw:type="curve" draw:line-skew="1.233cm" svg:x1="25.525cm" svg:y1="8.942cm" svg:x2="24.495cm" svg:y2="9.255cm" draw:start-shape="id29" draw:start-glue-point="3" draw:end-shape="id30" draw:end-glue-point="1" svg:d="m25525 8942c-709 0-195 313-1030 313">
          <text:p/>
        </draw:connector>
        <draw:connector draw:style-name="gr9" draw:text-style-name="P3" draw:layer="layout" draw:type="curve" svg:x1="24.495cm" svg:y1="9.255cm" svg:x2="23.225cm" svg:y2="9.255cm" draw:start-shape="id30" draw:start-glue-point="1" draw:end-shape="id25" svg:d="m24495 9255h-1270">
          <text:p/>
        </draw:connector>
        <draw:connector draw:style-name="gr9" draw:text-style-name="P3" draw:layer="layout" draw:type="curve" svg:x1="22.853cm" svg:y1="9.704cm" svg:x2="23.86cm" svg:y2="10.525cm" draw:start-shape="id25" draw:start-glue-point="9" draw:end-shape="id31" draw:end-glue-point="1" svg:d="m22853 9704c0 548 335 821 1007 821">
          <text:p/>
        </draw:connector>
        <draw:connector draw:style-name="gr9" draw:text-style-name="P3" draw:layer="layout" draw:type="curve" svg:x1="23.86cm" svg:y1="10.525cm" svg:x2="25.525cm" svg:y2="10.409cm" draw:start-shape="id31" draw:start-glue-point="1" draw:end-shape="id32" draw:end-glue-point="3" svg:d="m23860 10525c1381 0 549-116 1665-116">
          <text:p/>
        </draw:connector>
        <draw:connector draw:style-name="gr9" draw:text-style-name="P3" draw:layer="layout" draw:type="curve" draw:line-skew="1.233cm" svg:x1="25.525cm" svg:y1="11.91cm" svg:x2="24.495cm" svg:y2="11.795cm" draw:start-shape="id33" draw:start-glue-point="3" draw:end-shape="id34" draw:end-glue-point="1" svg:d="m25525 11910c-709 0-195-115-1030-115">
          <text:p/>
        </draw:connector>
        <draw:connector draw:style-name="gr9" draw:text-style-name="P3" draw:layer="layout" draw:type="curve" draw:line-skew="0.803cm" svg:x1="24.495cm" svg:y1="11.795cm" svg:x2="21.955cm" svg:y2="9.89cm" draw:start-shape="id34" draw:start-glue-point="1" draw:end-shape="id25" draw:end-glue-point="8" svg:d="m24495 11795c0-709-2540 243-2540-1905">
          <text:p/>
        </draw:connector>
        <draw:frame draw:style-name="gr21" draw:text-style-name="P8" draw:layer="layout" svg:width="1.145cm" svg:height="0.64cm" svg:x="12.52cm" svg:y="17.162cm">
          <draw:text-box>
            <text:p><text:span text:style-name="T2">C14</text:span></text:p>
          </draw:text-box>
        </draw:frame>
        <draw:frame draw:style-name="gr21" draw:text-style-name="P8" draw:layer="layout" svg:width="0.93cm" svg:height="0.64cm" svg:x="11.311cm" svg:y="6.083cm">
          <draw:text-box>
            <text:p><text:span text:style-name="T2">P1</text:span></text:p>
          </draw:text-box>
        </draw:frame>
        <draw:frame draw:style-name="gr21" draw:text-style-name="P8" draw:layer="layout" svg:width="1.145cm" svg:height="0.64cm" svg:x="20.175cm" svg:y="14.973cm">
          <draw:text-box>
            <text:p><text:span text:style-name="T2">C15</text:span></text:p>
          </draw:text-box>
        </draw:frame>
        <draw:frame draw:style-name="gr21" draw:text-style-name="P8" draw:layer="layout" svg:width="1.145cm" svg:height="0.64cm" svg:x="18.905cm" svg:y="10.518cm">
          <draw:text-box>
            <text:p><text:span text:style-name="T2">C16</text:span></text:p>
          </draw:text-box>
        </draw:frame>
        <draw:frame draw:style-name="gr21" draw:text-style-name="P8" draw:layer="layout" svg:width="1.145cm" svg:height="0.64cm" svg:x="11.19cm" svg:y="18.101cm">
          <draw:text-box>
            <text:p><text:span text:style-name="T2">C13</text:span></text:p>
          </draw:text-box>
        </draw:frame>
        <draw:frame draw:style-name="gr21" draw:text-style-name="P8" draw:layer="layout" svg:width="1.145cm" svg:height="0.64cm" svg:x="3.659cm" svg:y="11.798cm">
          <draw:text-box>
            <text:p><text:span text:style-name="T2">C12</text:span></text:p>
          </draw:text-box>
        </draw:frame>
        <draw:frame draw:style-name="gr21" draw:text-style-name="P8" draw:layer="layout" svg:width="1.12cm" svg:height="0.64cm" svg:x="3.611cm" svg:y="9.258cm">
          <draw:text-box>
            <text:p><text:span text:style-name="T2">C11</text:span></text:p>
          </draw:text-box>
        </draw:frame>
        <draw:frame draw:style-name="gr21" draw:text-style-name="P8" draw:layer="layout" svg:width="1.145cm" svg:height="0.64cm" svg:x="11.285cm" svg:y="7.988cm">
          <draw:text-box>
            <text:p><text:span text:style-name="T2">C10</text:span></text:p>
          </draw:text-box>
        </draw:frame>
        <draw:frame draw:style-name="gr21" draw:text-style-name="P8" draw:layer="layout" svg:width="0.951cm" svg:height="0.64cm" svg:x="23.36cm" svg:y="6.718cm">
          <draw:text-box>
            <text:p><text:span text:style-name="T2">C4</text:span></text:p>
          </draw:text-box>
        </draw:frame>
        <draw:frame draw:style-name="gr21" draw:text-style-name="P8" draw:layer="layout" svg:width="0.951cm" svg:height="0.64cm" svg:x="18.272cm" svg:y="8.623cm">
          <draw:text-box>
            <text:p><text:span text:style-name="T2">C5</text:span></text:p>
          </draw:text-box>
        </draw:frame>
        <draw:frame draw:style-name="gr21" draw:text-style-name="P8" draw:layer="layout" svg:width="0.951cm" svg:height="0.64cm" svg:x="23.225cm" svg:y="9.258cm">
          <draw:text-box>
            <text:p><text:span text:style-name="T2">C2</text:span></text:p>
          </draw:text-box>
        </draw:frame>
        <draw:frame draw:style-name="gr21" draw:text-style-name="P8" draw:layer="layout" svg:width="0.951cm" svg:height="0.64cm" svg:x="24.055cm" svg:y="10.528cm">
          <draw:text-box>
            <text:p><text:span text:style-name="T2">C1</text:span></text:p>
          </draw:text-box>
        </draw:frame>
        <draw:frame draw:style-name="gr21" draw:text-style-name="P8" draw:layer="layout" svg:width="0.951cm" svg:height="0.64cm" svg:x="18.23cm" svg:y="6.718cm">
          <draw:text-box>
            <text:p><text:span text:style-name="T2">C6</text:span></text:p>
          </draw:text-box>
        </draw:frame>
        <draw:frame draw:style-name="gr21" draw:text-style-name="P8" draw:layer="layout" svg:width="0.951cm" svg:height="0.64cm" svg:x="24.022cm" svg:y="8.039cm">
          <draw:text-box>
            <text:p><text:span text:style-name="T2">C3</text:span></text:p>
          </draw:text-box>
        </draw:frame>
        <draw:frame draw:style-name="gr21" draw:text-style-name="P8" draw:layer="layout" svg:width="0.951cm" svg:height="0.64cm" svg:x="21.65cm" svg:y="3.478cm">
          <draw:text-box>
            <text:p><text:span text:style-name="T2">C7</text:span></text:p>
          </draw:text-box>
        </draw:frame>
        <draw:frame draw:style-name="gr21" draw:text-style-name="P8" draw:layer="layout" svg:width="0.951cm" svg:height="0.64cm" svg:x="16.992cm" svg:y="1.138cm">
          <draw:text-box>
            <text:p><text:span text:style-name="T2">C8</text:span></text:p>
          </draw:text-box>
        </draw:frame>
        <draw:frame draw:style-name="gr21" draw:text-style-name="P8" draw:layer="layout" svg:width="0.93cm" svg:height="0.64cm" svg:x="14.335cm" svg:y="4.813cm">
          <draw:text-box>
            <text:p><text:span text:style-name="T2">P2</text:span></text:p>
          </draw:text-box>
        </draw:frame>
        <draw:frame draw:style-name="gr21" draw:text-style-name="P8" draw:layer="layout" svg:width="0.93cm" svg:height="0.64cm" svg:x="9.89cm" svg:y="12.423cm">
          <draw:text-box>
            <text:p><text:span text:style-name="T2">P3</text:span></text:p>
          </draw:text-box>
        </draw:frame>
        <draw:frame draw:style-name="gr21" draw:text-style-name="P8" draw:layer="layout" svg:width="0.93cm" svg:height="0.64cm" svg:x="13.885cm" svg:y="13.068cm">
          <draw:text-box>
            <text:p><text:span text:style-name="T2">P4</text:span></text:p>
          </draw:text-box>
        </draw:frame>
        <draw:frame draw:style-name="gr21" draw:text-style-name="P8" draw:layer="layout" svg:width="0.93cm" svg:height="0.64cm" svg:x="5.15cm" svg:y="18.773cm">
          <draw:text-box>
            <text:p><text:span text:style-name="T2">P5</text:span></text:p>
          </draw:text-box>
        </draw:frame>
        <draw:frame draw:style-name="gr22" draw:text-style-name="P9" draw:layer="layout" svg:width="8.77cm" svg:height="0.983cm" svg:x="1cm" svg:y="1cm">
          <draw:text-box>
            <text:p><text:span text:style-name="T3">MASCOT-Diagramm “CMC”</text:span></text:p>
          </draw:text-box>
        </draw:frame>
        <draw:connector draw:style-name="gr23" draw:text-style-name="P3" draw:layer="layout" draw:type="curve" svg:x1="10.684cm" svg:y1="10.261cm" svg:x2="12.43cm" svg:y2="10.207cm" draw:start-shape="id35" draw:start-glue-point="1" draw:end-shape="id13" svg:d="m10684 10261c1440 0 567-54 1746-54">
          <text:p/>
        </draw:connector>
        <draw:connector draw:style-name="gr9" draw:text-style-name="P3" draw:layer="layout" draw:type="curve" svg:x1="13.081cm" svg:y1="9.085cm" svg:x2="12.202cm" svg:y2="6.705cm" draw:start-shape="id13" draw:start-glue-point="5" draw:end-shape="id18" draw:end-glue-point="0" svg:d="m13081 9085c0-1654 1209-1103 1209-1991s-2088-1139-2088-389">
          <text:p/>
        </draw:connector>
        <draw:polyline draw:name="blah" draw:style-name="gr4" draw:text-style-name="P3" xml:id="id35" draw:id="id35" draw:layer="layout" svg:width="1.269cm" svg:height="-0.001cm" draw:transform="rotate (-1.57079632679579) translate (10.684cm 9.626cm)" svg:viewBox="0 0 1270 0" draw:points="0,0 635,0 1270,0">
          <svg:title>blah</svg:title>
          <svg:desc>blue</svg:desc>
          <text:p/>
        </draw:polyline>
        <draw:connector draw:style-name="gr9" draw:text-style-name="P3" draw:layer="layout" draw:type="line" svg:x1="10.684cm" svg:y1="10.261cm" svg:x2="9.89cm" svg:y2="10.207cm" draw:start-shape="id35" draw:start-glue-point="1" draw:end-shape="id1" svg:d="m10684 10261-794-54">
          <text:p/>
        </draw:connector>
        <draw:polyline draw:name="blah" draw:style-name="gr4" draw:text-style-name="P3" xml:id="id36" draw:id="id36" draw:layer="layout" svg:width="1.269cm" svg:height="-0.001cm" draw:transform="rotate (-1.57079632679579) translate (10.525cm 11.16cm)" svg:viewBox="0 0 1270 0" draw:points="0,0 635,0 1270,0">
          <svg:title>blah</svg:title>
          <svg:desc>blue</svg:desc>
          <text:p/>
        </draw:polyline>
        <draw:connector draw:style-name="gr9" draw:text-style-name="P3" draw:layer="layout" draw:type="curve" draw:line-skew="-1.204cm" svg:x1="9.239cm" svg:y1="11.33cm" svg:x2="10.525cm" svg:y2="11.795cm" draw:start-shape="id1" draw:start-glue-point="9" draw:end-shape="id36" draw:end-glue-point="1" svg:d="m9239 11330c0 615 1286 383 1286 465">
          <text:p/>
        </draw:connector>
        <draw:connector draw:style-name="gr9" draw:text-style-name="P3" draw:layer="layout" draw:type="curve" draw:line-skew="0.186cm" svg:x1="10.525cm" svg:y1="11.795cm" svg:x2="12.43cm" svg:y2="10.207cm" draw:start-shape="id36" draw:start-glue-point="1" draw:end-shape="id13" svg:d="m10525 11795c1839 0 887-1588 1905-1588">
          <text:p/>
        </draw:connector>
        <draw:custom-shape draw:style-name="gr2" draw:text-style-name="P4" xml:id="id38" draw:id="id38" draw:layer="layout" svg:width="3.81cm" svg:height="2.54cm" svg:x="22.59cm" svg:y="13.065cm">
          <text:p text:style-name="P3"><text:span text:style-name="T2">Kaffee-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875cm" svg:y1="10.208cm" svg:x2="19.415cm" svg:y2="11.795cm" draw:start-shape="id13" draw:start-glue-point="10" draw:end-shape="id37" draw:end-glue-point="1" svg:d="m16875 10208c1773 0 503 1587 2540 1587">
          <text:p/>
        </draw:connector>
        <draw:connector draw:style-name="gr9" draw:text-style-name="P3" draw:layer="layout" draw:type="curve" svg:x1="19.415cm" svg:y1="11.795cm" svg:x2="23.148cm" svg:y2="13.437cm" draw:start-shape="id37" draw:start-glue-point="1" draw:end-shape="id38" draw:end-glue-point="5" svg:d="m19415 11795c2489 0 3733 547 3733 1642">
          <text:p/>
        </draw:connector>
        <draw:polyline draw:style-name="gr4" draw:text-style-name="P3" xml:id="id39" draw:id="id39" draw:layer="layout" svg:width="1.269cm" svg:height="-0.001cm" draw:transform="rotate (-1.57079632679579) translate (18.78cm 12.43cm)" svg:viewBox="0 0 1270 0" draw:points="0,0 635,0 1270,0">
          <text:p/>
        </draw:polyline>
        <draw:connector draw:style-name="gr9" draw:text-style-name="P3" draw:layer="layout" draw:type="curve" svg:x1="22.59cm" svg:y1="14.335cm" svg:x2="18.78cm" svg:y2="13.065cm" draw:start-shape="id38" draw:start-glue-point="6" draw:end-shape="id39" draw:end-glue-point="1" svg:d="m22590 14335c-2725 0-821-1270-3810-1270">
          <text:p/>
        </draw:connector>
        <draw:connector draw:style-name="gr9" draw:text-style-name="P3" draw:layer="layout" draw:type="curve" draw:line-skew="-0.186cm" svg:x1="18.78cm" svg:y1="13.065cm" svg:x2="16.875cm" svg:y2="10.207cm" draw:start-shape="id39" draw:start-glue-point="1" draw:end-shape="id13" svg:d="m18780 13065c-1839 0-887-2858-1905-2858">
          <text:p/>
        </draw:connector>
        <draw:frame draw:style-name="gr21" draw:text-style-name="P8" draw:layer="layout" svg:width="1.145cm" svg:height="0.64cm" svg:x="18.145cm" svg:y="11.798cm">
          <draw:text-box>
            <text:p><text:span text:style-name="T2">C17</text:span></text:p>
          </draw:text-box>
        </draw:frame>
        <draw:custom-shape draw:style-name="gr2" draw:text-style-name="P4" xml:id="id41" draw:id="id41" draw:layer="layout" svg:width="3.81cm" svg:height="2.54cm" svg:x="22.59cm" svg:y="16.24cm">
          <text:p text:style-name="P3"><text:span text:style-name="T2">Milch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1.145cm" svg:height="0.64cm" svg:x="18.145cm" svg:y="14.963cm">
          <draw:text-box>
            <text:p><text:span text:style-name="T2">C18</text:span></text:p>
          </draw:text-box>
        </draw:frame>
        <draw:connector draw:style-name="gr9" draw:text-style-name="P3" draw:layer="layout" draw:type="curve" draw:line-skew="0.166cm" svg:x1="16.224cm" svg:y1="11.33cm" svg:x2="20.05cm" svg:y2="15.605cm" draw:start-shape="id13" draw:start-glue-point="9" draw:end-shape="id40" draw:end-glue-point="0" svg:d="m16224 11330c0 3673 3826 1536 3826 4275">
          <text:p/>
        </draw:connector>
        <draw:connector draw:style-name="gr9" draw:text-style-name="P3" draw:layer="layout" draw:type="curve" draw:line-skew="-1.121cm" svg:x1="20.05cm" svg:y1="15.605cm" svg:x2="22.59cm" svg:y2="17.51cm" draw:start-shape="id40" draw:start-glue-point="0" draw:end-shape="id41" draw:end-glue-point="6" svg:d="m20050 15605c709 0-560 1905 2540 1905">
          <text:p/>
        </draw:connector>
        <draw:connector draw:style-name="gr9" draw:text-style-name="P3" draw:layer="layout" draw:type="curve" draw:line-skew="0.805cm" svg:x1="18.145cm" svg:y1="15.605cm" svg:x2="16.224cm" svg:y2="11.33cm" draw:start-shape="id42" draw:start-glue-point="0" draw:end-shape="id13" draw:end-glue-point="9" svg:d="m18145 15605c0-1780-1921 357-1921-4275">
          <text:p/>
        </draw:connector>
        <draw:connector draw:style-name="gr9" draw:text-style-name="P3" draw:layer="layout" draw:type="curve" svg:x1="23.148cm" svg:y1="18.408cm" svg:x2="18.145cm" svg:y2="15.605cm" draw:start-shape="id41" draw:start-glue-point="7" draw:end-shape="id42" draw:end-glue-point="0" svg:d="m23148 18408c0 1311-5003 2712-5003-2803">
          <text:p/>
        </draw:connector>
        <draw:connector draw:style-name="gr9" draw:text-style-name="P3" draw:layer="layout" draw:type="curve" svg:x1="13.383cm" svg:y1="13.065cm" svg:x2="14.652cm" svg:y2="11.795cm" draw:start-shape="id43" draw:start-glue-point="4" draw:end-shape="id13" svg:d="m13383 13065c0-952 1269-318 1269-1270">
          <text:p/>
        </draw:connector>
        <draw:polyline draw:style-name="gr4" draw:text-style-name="P3" xml:id="id40" draw:id="id40" draw:layer="layout" svg:width="1.269cm" svg:height="0cm" svg:x="19.415cm" svg:y="15.605cm" svg:viewBox="0 0 1270 0" draw:points="1270,0 635,0 0,0">
          <text:p/>
        </draw:polyline>
        <draw:polyline draw:style-name="gr4" draw:text-style-name="P3" xml:id="id42" draw:id="id42" draw:layer="layout" svg:width="1.269cm" svg:height="0cm" svg:x="17.51cm" svg:y="15.605cm" svg:viewBox="0 0 1270 0" draw:points="1270,0 635,0 0,0">
          <text:p/>
        </draw:polyline>
        <draw:connector draw:style-name="gr9" draw:text-style-name="P3" draw:layer="layout" draw:type="curve" svg:x1="15.605cm" svg:y1="5.435cm" svg:x2="13.142cm" svg:y2="3.803cm" draw:start-shape="id44" draw:end-shape="id19" draw:end-glue-point="9" svg:d="m15605 5435c0-943-2463-128-2463-1632">
          <text:p/>
        </draw:connector>
        <draw:connector draw:style-name="gr9" draw:text-style-name="P3" draw:layer="layout" draw:type="curve" svg:x1="13.7cm" svg:y1="2.905cm" svg:x2="15.605cm" svg:y2="5.435cm" draw:start-shape="id19" draw:start-glue-point="10" draw:end-shape="id44" draw:end-glue-point="0" svg:d="m13700 2905c1270 0 1905 843 1905 2530">
          <text:p/>
        </draw:connector>
        <draw:connector draw:style-name="gr9" draw:text-style-name="P3" draw:layer="layout" draw:type="curve" draw:line-skew="0cm 0cm -0.635cm" svg:x1="15.605cm" svg:y1="5.435cm" svg:x2="14.653cm" svg:y2="8.62cm" draw:start-shape="id44" draw:start-glue-point="0" draw:end-shape="id13" draw:end-glue-point="4" svg:d="m15605 5435c0-1702 1905-1135 1905 136s-2857 384-2857 3049">
          <text:p/>
        </draw:connector>
        <draw:frame draw:style-name="gr21" draw:text-style-name="P8" draw:layer="layout" svg:width="0.951cm" svg:height="0.64cm" svg:x="9.795cm" svg:y="9.047cm">
          <draw:text-box>
            <text:p><text:span text:style-name="T2">C9</text:span></text:p>
          </draw:text-box>
        </draw:frame>
        <draw:frame draw:style-name="gr21" draw:text-style-name="P8" draw:layer="layout" svg:width="1.145cm" svg:height="0.64cm" svg:x="9.477cm" svg:y="11.153cm">
          <draw:text-box>
            <text:p><text:span text:style-name="T2">C19</text:span></text:p>
          </draw:text-box>
        </draw:frame>
        <draw:frame draw:style-name="gr24" draw:text-style-name="P7" xml:id="id45" draw:id="id45" draw:layer="layout" svg:width="3.175cm" svg:height="0.64cm" svg:x="25.527cm" svg:y="6.243cm">
          <draw:text-box>
            <text:p text:style-name="P5"><text:span text:style-name="T1">Wassersensor</text:span></text:p>
          </draw:text-box>
        </draw:frame>
        <draw:polyline draw:style-name="gr4" draw:text-style-name="P3" xml:id="id46" draw:id="id46" draw:layer="layout" svg:width="1.269cm" svg:height="-0.001cm" draw:transform="rotate (-1.57079632679579) translate (24.462cm 6.05cm)" svg:viewBox="0 0 1270 0" draw:points="0,0 635,0 1270,0">
          <text:p/>
        </draw:polyline>
        <draw:connector draw:style-name="gr9" draw:text-style-name="P3" draw:layer="layout" draw:type="curve" draw:line-skew="1.314cm" svg:x1="25.527cm" svg:y1="6.563cm" svg:x2="24.462cm" svg:y2="6.685cm" draw:start-shape="id45" draw:start-glue-point="3" draw:end-shape="id46" draw:end-glue-point="1" svg:d="m25527 6563c-642 0-110 122-1065 122">
          <text:p/>
        </draw:connector>
        <draw:connector draw:style-name="gr9" draw:text-style-name="P3" draw:layer="layout" draw:type="curve" draw:line-skew="-1.029cm" svg:x1="24.462cm" svg:y1="6.685cm" svg:x2="21.955cm" svg:y2="8.62cm" draw:start-shape="id46" draw:start-glue-point="1" draw:end-shape="id25" draw:end-glue-point="4" svg:d="m24462 6685c0 394-2507-573-2507 1935">
          <text:p/>
        </draw:connector>
        <draw:frame draw:style-name="gr21" draw:text-style-name="P8" draw:layer="layout" svg:width="1.145cm" svg:height="0.64cm" svg:x="23.926cm" svg:y="5.439cm">
          <draw:text-box>
            <text:p><text:span text:style-name="T2">C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6-29T12:28:13.37</dc:date>
    <meta:editing-duration>PT5H20M26S</meta:editing-duration>
    <meta:editing-cycles>44</meta:editing-cycles>
    <meta:generator>LibreOffice/3.3$Win32 LibreOffice_project/330m19$Build-202</meta:generator>
    <meta:document-statistic meta:object-count="130"/>
  </office:meta>
</office:document-meta>
</file>